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e139"/>
    </style:style>
    <style:style style:name="P2" style:family="paragraph" style:parent-style-name="Table_20_Contents">
      <style:text-properties officeooo:rsid="000ae139" officeooo:paragraph-rsid="000ae139"/>
    </style:style>
    <style:style style:name="P3" style:family="paragraph" style:parent-style-name="Table_20_Contents">
      <style:text-properties officeooo:rsid="001552ed" officeooo:paragraph-rsid="000ae139"/>
    </style:style>
    <style:style style:name="P4" style:family="paragraph" style:parent-style-name="Table_20_Contents">
      <style:text-properties officeooo:rsid="0023c411" officeooo:paragraph-rsid="000ae139"/>
    </style:style>
    <style:style style:name="P5" style:family="paragraph" style:parent-style-name="Standard">
      <style:text-properties officeooo:rsid="000d8f1b" officeooo:paragraph-rsid="000d8f1b"/>
    </style:style>
    <style:style style:name="P6" style:family="paragraph" style:parent-style-name="Standard">
      <style:text-properties officeooo:rsid="000d8f1b" officeooo:paragraph-rsid="000e1ec4"/>
    </style:style>
    <style:style style:name="P7" style:family="paragraph" style:parent-style-name="Standard">
      <style:text-properties officeooo:rsid="000e1ec4" officeooo:paragraph-rsid="000e1ec4"/>
    </style:style>
    <style:style style:name="P8" style:family="paragraph" style:parent-style-name="Standard">
      <style:text-properties officeooo:rsid="000e899e" officeooo:paragraph-rsid="000e1ec4"/>
    </style:style>
    <style:style style:name="P9" style:family="paragraph" style:parent-style-name="Standard">
      <style:text-properties officeooo:rsid="000e899e" officeooo:paragraph-rsid="000e899e"/>
    </style:style>
    <style:style style:name="P10" style:family="paragraph" style:parent-style-name="Standard">
      <style:text-properties officeooo:rsid="000f4b6b" officeooo:paragraph-rsid="000f4b6b"/>
    </style:style>
    <style:style style:name="P11" style:family="paragraph" style:parent-style-name="Standard">
      <style:text-properties officeooo:rsid="000f848b" officeooo:paragraph-rsid="000f848b"/>
    </style:style>
    <style:style style:name="P12" style:family="paragraph" style:parent-style-name="Standard">
      <style:text-properties fo:font-weight="bold" officeooo:rsid="000e1ec4" officeooo:paragraph-rsid="000e1ec4" style:font-weight-asian="bold" style:font-weight-complex="bold"/>
    </style:style>
    <style:style style:name="P13" style:family="paragraph">
      <style:paragraph-properties fo:margin-left="0in" fo:margin-right="0in" fo:margin-top="0in" fo:margin-bottom="0in" fo:line-height="100%" fo:text-align="center" fo:text-indent="0in"/>
    </style:style>
    <style:style style:name="P1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e139"/>
    </style:style>
    <style:style style:name="T2" style:family="text">
      <style:text-properties officeooo:rsid="000e1ec4"/>
    </style:style>
    <style:style style:name="T3" style:family="text">
      <style:text-properties officeooo:rsid="000e899e"/>
    </style:style>
    <style:style style:name="T4" style:family="text">
      <style:text-properties officeooo:rsid="000f4b6b"/>
    </style:style>
    <style:style style:name="T5" style:family="text">
      <style:text-properties officeooo:rsid="000f848b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2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stfix notation is a notation for writing arithmetic expressions where the operands appear before their operators.</text:p>
      <text:p text:style-name="P5"/>
      <text:p text:style-name="P6">For instance, to express the phrase “the sum of two plus seven, divided by three, <text:span text:style-name="T3">plus four</text:span>” <text:span text:style-name="T2">as you learned it in school, you would write </text:span></text:p>
      <text:p text:style-name="P6"/>
      <text:p text:style-name="P6"><text:span text:style-name="T2"><text:tab/>((2+2) / 7) - 4</text:span></text:p>
      <text:p text:style-name="P6"/>
      <text:p text:style-name="P7">To express that in postfix notation, you would write that as</text:p>
      <text:p text:style-name="P7"/>
      <text:p text:style-name="P7"><text:tab/>2 2 + 7 / <text:span text:style-name="T3">4 -</text:span></text:p>
      <text:p text:style-name="P7"/>
      <text:p text:style-name="P7">Whiteboard an algorithm which would produce a binary tree, given a string in postfix notation. </text:p>
      <text:p text:style-name="P7"/>
      <text:p text:style-name="P12">Interviewer notes:</text:p>
      <text:p text:style-name="P8"><text:tab/>If the candidate is stuck, consider the following suggestions, giving them time to think of each one before moving on.</text:p>
      <text:p text:style-name="P7"/>
      <text:p text:style-name="P7">- Ask the candidate, discuss an in-order traversal of a binary tree, any binary tree. The tree that their algorithm produces will be traversed in-order. <text:span text:style-name="T4">See “Binary Tree (Easy)” for notes on in-order traversal.</text:span></text:p>
      <text:p text:style-name="P7"/>
      <text:p text:style-name="P7">- <text:span text:style-name="T3">For our example, the phrase to keep in mind is “the sum of two plus two, divided by seven, minus four”. </text:span>Have the candidate think, if each of the characters in the string were in a binary tree, how must they be arranged, so that an in-or<text:span text:style-name="T3">der traversal would reflect this phrase?</text:span></text:p>
      <text:p text:style-name="P7"/>
      <text:p text:style-name="P7">- Using the example above, the resulting tree would look like</text:p>
      <text:p text:style-name="P7"/>
      <text:p text:style-name="P7"><draw:g text:anchor-type="paragraph" draw:z-index="0" draw:name="Shape2" draw:style-name="gr1"><draw:custom-shape draw:style-name="gr2" draw:text-style-name="P14" svg:width="0.2071in" svg:height="0.228in" svg:x="0.6398in" svg:y="1.2012in"><text:p text:style-name="P13"><text:span text:style-name="T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4" svg:width="0.2071in" svg:height="0.228in" svg:x="0.95in" svg:y="1.2012in"><text:p text:style-name="P13"><text:span text:style-name="T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2071in" svg:height="0.228in" svg:x="0.8051in" svg:y="0.8492in"><text:p text:style-name="P13"><text:span text:style-name="T6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15" svg:x1="0.7433in" svg:y1="1.2012in" svg:x2="0.8673in" svg:y2="1.0354in"><text:p/></draw:line><draw:line draw:style-name="gr6" draw:text-style-name="P15" svg:x1="1.0323in" svg:y1="1.2012in" svg:x2="0.9496in" svg:y2="1.015in"><text:p/></draw:line><draw:custom-shape draw:style-name="gr7" draw:text-style-name="P14" svg:width="0.2071in" svg:height="0.228in" svg:x="1.0535in" svg:y="0.4331in"><text:p text:style-name="P13"><text:span text:style-name="T6">/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4" svg:width="0.2067in" svg:height="0.228in" svg:x="1.2606in" svg:y="0.8268in"><text:p text:style-name="P13"><text:span text:style-name="T6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15" svg:x1="0.9295in" svg:y1="0.8689in" svg:x2="1.1157in" svg:y2="0.6409in"><text:p/></draw:line><draw:line draw:style-name="gr10" draw:text-style-name="P15" svg:x1="1.198in" svg:y1="0.6409in" svg:x2="1.3429in" svg:y2="0.8689in"><text:p/></draw:line><draw:custom-shape draw:style-name="gr11" draw:text-style-name="P14" svg:width="0.2071in" svg:height="0.228in" svg:x="0.6398in" svg:y="1.2012in"><text:p text:style-name="P13"><text:span text:style-name="T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14" svg:width="0.2071in" svg:height="0.228in" svg:x="0.95in" svg:y="1.2012in"><text:p text:style-name="P13"><text:span text:style-name="T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14" svg:width="0.2071in" svg:height="0.228in" svg:x="0.8051in" svg:y="0.8492in"><text:p text:style-name="P13"><text:span text:style-name="T6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15" svg:x1="0.7433in" svg:y1="1.2012in" svg:x2="0.8673in" svg:y2="1.0354in"><text:p/></draw:line><draw:line draw:style-name="gr15" draw:text-style-name="P15" svg:x1="1.0327in" svg:y1="1.2012in" svg:x2="0.95in" svg:y2="1.015in"><text:p/></draw:line><draw:custom-shape draw:style-name="gr16" draw:text-style-name="P14" svg:width="0.2071in" svg:height="0.228in" svg:x="1.0535in" svg:y="0.4331in"><text:p text:style-name="P13"><text:span text:style-name="T6">/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4" svg:width="0.2067in" svg:height="0.228in" svg:x="1.2606in" svg:y="0.8268in"><text:p text:style-name="P13"><text:span text:style-name="T6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15" svg:x1="0.9295in" svg:y1="0.8689in" svg:x2="1.1157in" svg:y2="0.6409in"><text:p/></draw:line><draw:line draw:style-name="gr19" draw:text-style-name="P15" svg:x1="1.198in" svg:y1="0.6409in" svg:x2="1.3429in" svg:y2="0.8689in"><text:p/></draw:line><draw:custom-shape draw:style-name="gr20" draw:text-style-name="P14" svg:width="0.2071in" svg:height="0.228in" svg:x="1.3433in" svg:y="0.0193in"><text:p text:style-name="P13"><text:span text:style-name="T6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14" svg:width="0.2071in" svg:height="0.228in" svg:x="1.5913in" svg:y="0.3921in"><text:p text:style-name="P13"><text:span text:style-name="T6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2" draw:text-style-name="P15" svg:x1="1.198in" svg:y1="0.4339in" svg:x2="1.3843in" svg:y2="0.2268in"><text:p/></draw:line><draw:line draw:style-name="gr23" draw:text-style-name="P15" svg:x1="1.4878in" svg:y1="0.2059in" svg:x2="1.674in" svg:y2="0.4339in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- Ask, what data structure must be used. <text:span text:style-name="T4">(Hint: Its a stack)</text:span></text:p>
      <text:p text:style-name="P9"/>
      <text:p text:style-name="P10">- A basic part of the algorithm will be to read a character, decide if it is an operator (a symbol), or an operand (a number). What should they do next, if either of them is true?</text:p>
      <text:p text:style-name="P10"/>
      <text:p text:style-name="P10">- If it is an operand, push it on the stack.</text:p>
      <text:p text:style-name="P10"/>
      <text:p text:style-name="P10">- If it is an operator, nodes need to be created for each value read so far. Pop the stack until it is clear, creating a node for each valu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0f848b" officeooo:paragraph-rsid="000f848b"/>
    </style:style>
    <style:style style:name="MP2" style:family="paragraph" style:parent-style-name="Table_20_Contents">
      <style:text-properties officeooo:rsid="000ae139" officeooo:paragraph-rsid="000ae139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0ae1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Build Binary Tree from a Postfix String </text:p>
            </table:table-cell>
            <table:table-cell table:style-name="Table3.A1" office:value-type="string">
              <text:p text:style-name="MP2">Coding</text:p>
            </table:table-cell>
            <table:table-cell table:style-name="Table3.A1" office:value-type="string">
              <text:p text:style-name="MP3"><text:span text:style-name="MT1">Not So </text:span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4-27T12:54:33.520000000</dc:date>
    <meta:editing-duration>PT37M22S</meta:editing-duration>
    <meta:editing-cycles>5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9" meta:word-count="305" meta:character-count="1617" meta:non-whitespace-character-count="1324"/>
  </office:meta>
</office:document-meta>
</file>